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0.815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0.90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351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6]" office:value-type="float" office:value="4.17" calcext:value-type="float">
            <text:p>4.17</text:p>
          </table:table-cell>
          <table:table-cell table:style-name="ce124" table:formula="of:=[.E86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8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3" calcext:value-type="float">
            <text:p>5.2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7]" office:value-type="float" office:value="9.34" calcext:value-type="float">
            <text:p>9.34</text:p>
          </table:table-cell>
          <table:table-cell table:style-name="ce124" table:formula="of:=[.E187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62" office:value-type="float" office:value="1.27" calcext:value-type="float">
            <text:p>1.27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4]" office:value-type="float" office:value="10.07" calcext:value-type="float">
            <text:p>10.07</text:p>
          </table:table-cell>
          <table:table-cell table:style-name="ce124" table:formula="of:=[.E204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6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5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6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7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49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4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3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7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9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0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1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4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1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5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32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63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64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01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8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2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35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45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46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57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75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85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89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93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25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86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87"/>
      </table:named-expressions>
      <table:database-ranges>
        <table:database-range table:name="SortierRange" table:target-range-address="Parallelstellen.C2:Parallelstellen.AM78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8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20:30:05.219170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4-12-30T20:33:32.260686125</dc:date>
    <meta:editing-duration>P7DT15H2M46S</meta:editing-duration>
    <meta:editing-cycles>798</meta:editing-cycles>
    <meta:generator>LibreOffice/7.0.4.2$Linux_X86_64 LibreOffice_project/00$Build-2</meta:generator>
    <meta:document-statistic meta:table-count="1" meta:cell-count="4896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